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" svg:font-family="'Lucida Sans'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List_20_Paragraph" style:list-style-name="WWNum2"/>
    <style:style style:name="P2" style:family="paragraph" style:parent-style-name="List_20_Paragraph" style:list-style-name="WWNum6"/>
    <style:style style:name="P3" style:family="paragraph" style:parent-style-name="List_20_Paragraph" style:list-style-name="WWNum7"/>
    <style:style style:name="P4" style:family="paragraph" style:parent-style-name="List_20_Paragraph" style:list-style-name="WWNum7">
      <style:text-properties officeooo:paragraph-rsid="00199dd3"/>
    </style:style>
    <style:style style:name="P5" style:family="paragraph" style:parent-style-name="List_20_Paragraph" style:list-style-name="WWNum10"/>
    <style:style style:name="P6" style:family="paragraph" style:parent-style-name="List_20_Paragraph" style:list-style-name="WWNum12"/>
    <style:style style:name="P7" style:family="paragraph" style:parent-style-name="List_20_Paragraph" style:list-style-name="WWNum2">
      <style:text-properties officeooo:rsid="0015fe92" officeooo:paragraph-rsid="0015fe92"/>
    </style:style>
    <style:style style:name="P8" style:family="paragraph" style:parent-style-name="List_20_Paragraph" style:list-style-name="WWNum7">
      <style:text-properties officeooo:rsid="0015fe92" officeooo:paragraph-rsid="0015fe92"/>
    </style:style>
    <style:style style:name="P9" style:family="paragraph" style:parent-style-name="List_20_Paragraph">
      <style:text-properties fo:font-size="11pt" style:font-size-asian="11pt" style:font-size-complex="11pt"/>
    </style:style>
    <style:style style:name="P10" style:family="paragraph" style:parent-style-name="List_20_Paragraph" style:list-style-name="WWNum13">
      <style:text-properties fo:font-size="11pt" style:font-size-asian="11pt" style:font-size-complex="11pt"/>
    </style:style>
    <style:style style:name="P11" style:family="paragraph" style:parent-style-name="List_20_Paragraph" style:list-style-name="WWNum14">
      <style:text-properties fo:font-size="11pt" style:font-size-asian="11pt" style:font-size-complex="11pt"/>
    </style:style>
    <style:style style:name="P12" style:family="paragraph" style:parent-style-name="List_20_Paragraph" style:list-style-name="WWNum14">
      <style:text-properties fo:font-size="11pt" officeooo:rsid="00237153" officeooo:paragraph-rsid="00237153" style:font-size-asian="11pt" style:font-size-complex="11pt"/>
    </style:style>
    <style:style style:name="P13" style:family="paragraph" style:parent-style-name="List_20_Paragraph" style:list-style-name="WWNum14">
      <style:text-properties fo:font-size="11pt" officeooo:rsid="00228263" officeooo:paragraph-rsid="00228263" style:font-size-asian="11pt" style:font-size-complex="11pt"/>
    </style:style>
    <style:style style:name="P14" style:family="paragraph" style:parent-style-name="List_20_Paragraph">
      <style:text-properties fo:font-size="11pt" style:text-underline-style="solid" style:text-underline-width="auto" style:text-underline-color="font-color" fo:font-weight="bold" style:font-size-asian="11pt" style:font-weight-asian="bold" style:font-size-complex="11pt"/>
    </style:style>
    <style:style style:name="P15" style:family="paragraph" style:parent-style-name="List_20_Paragraph">
      <style:text-properties fo:font-size="11pt" fo:font-style="italic" style:font-size-asian="11pt" style:font-style-asian="italic" style:font-size-complex="11pt"/>
    </style:style>
    <style:style style:name="P16" style:family="paragraph" style:parent-style-name="List_20_Paragraph">
      <style:paragraph-properties fo:margin-left="1.905cm" fo:margin-right="0cm" fo:text-indent="0cm" style:auto-text-indent="false"/>
    </style:style>
    <style:style style:name="P17" style:family="paragraph" style:parent-style-name="List_20_Paragraph">
      <style:paragraph-properties fo:margin-left="1.905cm" fo:margin-right="0cm" fo:text-indent="0cm" style:auto-text-indent="false"/>
      <style:text-properties fo:font-size="11pt" style:font-size-asian="11pt" style:font-size-complex="11pt"/>
    </style:style>
    <style:style style:name="P18" style:family="paragraph" style:parent-style-name="List_20_Paragraph" style:list-style-name="WWNum12">
      <style:paragraph-properties fo:margin-top="0cm" fo:margin-bottom="0cm" style:contextual-spacing="true"/>
    </style:style>
    <style:style style:name="P19" style:family="paragraph" style:parent-style-name="List_20_Paragraph">
      <style:paragraph-properties fo:margin-top="0cm" fo:margin-bottom="0cm" style:contextual-spacing="true"/>
      <style:text-properties officeooo:rsid="001b0ca3"/>
    </style:style>
    <style:style style:name="P20" style:family="paragraph" style:parent-style-name="List_20_Paragraph" style:list-style-name="WWNum12">
      <style:paragraph-properties fo:margin-top="0cm" fo:margin-bottom="0cm" style:contextual-spacing="true"/>
      <style:text-properties officeooo:rsid="001b0ca3" officeooo:paragraph-rsid="001b0ca3"/>
    </style:style>
    <style:style style:name="P21" style:family="paragraph" style:parent-style-name="List_20_Paragraph" style:list-style-name="L2">
      <style:paragraph-properties fo:margin-top="0cm" fo:margin-bottom="0cm" style:contextual-spacing="true"/>
      <style:text-properties officeooo:rsid="001df0ea" officeooo:paragraph-rsid="001df0ea"/>
    </style:style>
    <style:style style:name="P22" style:family="paragraph" style:parent-style-name="List_20_Paragraph" style:list-style-name="L2">
      <style:paragraph-properties fo:margin-top="0cm" fo:margin-bottom="0cm" style:contextual-spacing="true"/>
      <style:text-properties officeooo:rsid="001e2a54" officeooo:paragraph-rsid="001e2a54"/>
    </style:style>
    <style:style style:name="P23" style:family="paragraph" style:parent-style-name="List_20_Paragraph" style:list-style-name="WWNum12">
      <style:paragraph-properties fo:margin-top="0cm" fo:margin-bottom="0cm" style:contextual-spacing="true"/>
      <style:text-properties officeooo:rsid="001e2a54" officeooo:paragraph-rsid="001e2a54"/>
    </style:style>
    <style:style style:name="P24" style:family="paragraph" style:parent-style-name="List_20_Paragraph">
      <style:paragraph-properties fo:margin-top="0cm" fo:margin-bottom="0cm" style:contextual-spacing="true"/>
      <style:text-properties fo:font-size="11pt" style:font-size-asian="11pt" style:font-size-complex="11pt"/>
    </style:style>
    <style:style style:name="P25" style:family="paragraph" style:parent-style-name="List_20_Paragraph" style:list-style-name="WWNum7">
      <style:paragraph-properties fo:margin-left="0cm" fo:margin-right="0cm" fo:text-indent="0cm" style:auto-text-indent="false"/>
    </style:style>
    <style:style style:name="P26" style:family="paragraph" style:parent-style-name="Standard">
      <style:paragraph-properties fo:text-align="center" style:justify-single-word="false"/>
    </style:style>
    <style:style style:name="P27" style:family="paragraph" style:parent-style-name="Standard">
      <style:text-properties fo:font-size="14pt" fo:font-weight="bold" style:font-size-asian="14pt" style:font-weight-asian="bold" style:font-size-complex="28pt"/>
    </style:style>
    <style:style style:name="P28" style:family="paragraph" style:parent-style-name="Standard">
      <style:text-properties fo:font-size="12pt" style:font-size-asian="12pt" style:font-size-complex="12pt"/>
    </style:style>
    <style:style style:name="P29" style:family="paragraph" style:parent-style-name="Standard" style:list-style-name="L1">
      <style:text-properties officeooo:rsid="0017b41e" officeooo:paragraph-rsid="0017b41e"/>
    </style:style>
    <style:style style:name="P30" style:family="paragraph" style:parent-style-name="Standard" style:list-style-name="L1">
      <style:text-properties officeooo:rsid="0017b41e" officeooo:paragraph-rsid="002761c7"/>
    </style:style>
    <style:style style:name="P31" style:family="paragraph" style:parent-style-name="Standard">
      <style:text-properties officeooo:rsid="0017b41e" officeooo:paragraph-rsid="002761c7"/>
    </style:style>
    <style:style style:name="P32" style:family="paragraph" style:parent-style-name="Standard" style:list-style-name="L1">
      <style:text-properties officeooo:rsid="00199dd3" officeooo:paragraph-rsid="00199dd3"/>
    </style:style>
    <style:style style:name="P33" style:family="paragraph" style:parent-style-name="Standard" style:list-style-name="L1">
      <style:text-properties officeooo:rsid="00199dd3" officeooo:paragraph-rsid="002761c7"/>
    </style:style>
    <style:style style:name="P34" style:family="paragraph" style:parent-style-name="Standard">
      <style:text-properties officeooo:rsid="00199dd3" officeooo:paragraph-rsid="002761c7"/>
    </style:style>
    <style:style style:name="P35" style:family="paragraph" style:parent-style-name="Standard">
      <style:text-properties officeooo:rsid="00237153" officeooo:paragraph-rsid="00237153"/>
    </style:style>
    <style:style style:name="P36" style:family="paragraph" style:parent-style-name="Standard" style:list-style-name="L5">
      <style:text-properties officeooo:rsid="00237153" officeooo:paragraph-rsid="00237153"/>
    </style:style>
    <style:style style:name="P37" style:family="paragraph" style:parent-style-name="Standard">
      <style:text-properties officeooo:rsid="00248e13" officeooo:paragraph-rsid="00248e13"/>
    </style:style>
    <style:style style:name="P38" style:family="paragraph" style:parent-style-name="Standard">
      <style:text-properties officeooo:rsid="00252189" officeooo:paragraph-rsid="00252189"/>
    </style:style>
    <style:style style:name="P39" style:family="paragraph" style:parent-style-name="Standard">
      <style:paragraph-properties fo:margin-left="1.905cm" fo:margin-right="0cm" fo:text-indent="0cm" style:auto-text-indent="false"/>
    </style:style>
    <style:style style:name="P40" style:family="paragraph" style:parent-style-name="Standard">
      <style:paragraph-properties fo:margin-left="1.884cm" fo:margin-right="0cm" fo:text-indent="0cm" style:auto-text-indent="false"/>
    </style:style>
    <style:style style:name="P41" style:family="paragraph" style:parent-style-name="Standard">
      <style:paragraph-properties fo:margin-top="0cm" fo:margin-bottom="0cm" style:contextual-spacing="false"/>
    </style:style>
    <style:style style:name="P42" style:family="paragraph" style:parent-style-name="Standard">
      <style:paragraph-properties fo:margin-top="0cm" fo:margin-bottom="0cm" style:contextual-spacing="false"/>
      <style:text-properties fo:font-style="italic" style:font-style-asian="italic"/>
    </style:style>
    <style:style style:name="P43" style:family="paragraph" style:parent-style-name="Standard" style:list-style-name="L4">
      <style:paragraph-properties fo:margin-top="0cm" fo:margin-bottom="0cm" style:contextual-spacing="false"/>
    </style:style>
    <style:style style:name="P44" style:family="paragraph" style:parent-style-name="Standard">
      <style:paragraph-properties fo:margin-left="0cm" fo:margin-right="0cm" fo:text-indent="1.249cm" style:auto-text-indent="false"/>
      <style:text-properties fo:font-size="11pt" style:font-size-asian="11pt" style:font-size-complex="11pt"/>
    </style:style>
    <style:style style:name="P45" style:family="paragraph" style:parent-style-name="Standard">
      <style:paragraph-properties fo:margin-left="1.249cm" fo:margin-right="0cm" fo:margin-top="0cm" fo:margin-bottom="0cm" style:contextual-spacing="false" fo:text-indent="0cm" style:auto-text-indent="false"/>
      <style:text-properties fo:font-size="11pt" style:font-size-asian="11pt" style:font-size-complex="11pt"/>
    </style:style>
    <style:style style:name="P46" style:family="paragraph" style:parent-style-name="Standard">
      <style:paragraph-properties fo:margin-left="1.249cm" fo:margin-right="0cm" fo:text-indent="0cm" style:auto-text-indent="false"/>
      <style:text-properties fo:font-size="11pt" style:font-size-asian="11pt" style:font-size-complex="11pt"/>
    </style:style>
    <style:style style:name="P47" style:family="paragraph" style:parent-style-name="Standard">
      <style:paragraph-properties fo:margin-left="0.635cm" fo:margin-right="0cm" fo:text-indent="0cm" style:auto-text-indent="false"/>
      <style:text-properties fo:font-size="11pt" style:font-size-asian="11pt" style:font-size-complex="11pt"/>
    </style:style>
    <style:style style:name="T1" style:family="text">
      <style:text-properties fo:font-size="24pt" fo:font-weight="bold" style:font-size-asian="24pt" style:font-weight-asian="bold" style:font-size-complex="24pt"/>
    </style:style>
    <style:style style:name="T2" style:family="text">
      <style:text-properties fo:font-size="16pt" fo:font-style="italic" style:font-size-asian="16pt" style:font-style-asian="italic" style:font-size-complex="16pt"/>
    </style:style>
    <style:style style:name="T3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209eb6" style:font-size-asian="12pt" style:font-size-complex="12pt"/>
    </style:style>
    <style:style style:name="T6" style:family="text">
      <style:text-properties fo:font-size="12pt" fo:font-style="italic" style:font-size-asian="12pt" style:font-style-asian="italic" style:font-size-complex="12pt"/>
    </style:style>
    <style:style style:name="T7" style:family="text">
      <style:text-properties fo:font-style="italic" style:font-style-asian="italic"/>
    </style:style>
    <style:style style:name="T8" style:family="text">
      <style:text-properties fo:font-style="italic" officeooo:rsid="001b0ca3" style:font-style-asian="italic" style:font-style-complex="italic"/>
    </style:style>
    <style:style style:name="T9" style:family="text">
      <style:text-properties officeooo:rsid="0015fe92"/>
    </style:style>
    <style:style style:name="T10" style:family="text">
      <style:text-properties officeooo:rsid="001710a0"/>
    </style:style>
    <style:style style:name="T11" style:family="text">
      <style:text-properties officeooo:rsid="00199dd3"/>
    </style:style>
    <style:style style:name="T12" style:family="text">
      <style:text-properties officeooo:rsid="001b0ca3"/>
    </style:style>
    <style:style style:name="T13" style:family="text">
      <style:text-properties officeooo:rsid="001df0ea"/>
    </style:style>
    <style:style style:name="T14" style:family="text">
      <style:text-properties officeooo:rsid="001e2a54"/>
    </style:style>
    <style:style style:name="T15" style:family="text">
      <style:text-properties officeooo:rsid="001f9c48"/>
    </style:style>
    <style:style style:name="T16" style:family="text">
      <style:text-properties officeooo:rsid="00209eb6"/>
    </style:style>
    <style:style style:name="T17" style:family="text">
      <style:text-properties officeooo:rsid="00234b26"/>
    </style:style>
    <style:style style:name="T18" style:family="text">
      <style:text-properties officeooo:rsid="002482f5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T1">Analyse détaillée</text:span></text:p>
      <text:p text:style-name="P27"/>
      <text:p text:style-name="Standard">Une entreprise souhaite développer son application web de gestion de réunion.</text:p>
      <text:p text:style-name="Standard">L’application web est un système de gestion de réunion qui permettra de les planifier, les mener et de les archiver.</text:p>
      <text:p text:style-name="Standard">L’application doit être responsive et doit être utilisable sur Chrome, Mozilla Firefox et Safari sur les téléphones, ordinateurs et tablettes.</text:p>
      <text:p text:style-name="Standard">Les couleurs de l’application web devront respecter les couleurs de l’entreprise.</text:p>
      <text:p text:style-name="Standard"/>
      <text:p text:style-name="P35">L’accueil du site se fait par une page qui présente les services de l’application et la possibilité de se connecter, créer un compte utilisateur. Si un utilisateur à perdu sont mot de passe il peut alors demander un mail de réinitialisation de mot de passe. </text:p>
      <text:p text:style-name="P35">Pour créer son compte l’utilisateur devra remplir un formulaire lui demandant les information<text:span text:style-name="T18">s</text:span> suivantes :</text:p>
      <text:list xml:id="list1185980618" text:style-name="L5">
        <text:list-item>
          <text:p text:style-name="P36">Nom</text:p>
        </text:list-item>
        <text:list-item>
          <text:p text:style-name="P36">Prénom</text:p>
        </text:list-item>
        <text:list-item>
          <text:p text:style-name="P36">Date de naissance</text:p>
        </text:list-item>
        <text:list-item>
          <text:p text:style-name="P36">Adresse mail</text:p>
        </text:list-item>
        <text:list-item>
          <text:p text:style-name="P36">Mot de passe</text:p>
        </text:list-item>
      </text:list>
      <text:p text:style-name="P37">Suite à son inscription il peut alors choisir de créer une nouvelle entreprise(groupe).</text:p>
      <text:p text:style-name="P31">Un gérant d’entreprise pourra créer une entreprise et lui affecter les paramètres suivant :</text:p>
      <text:list xml:id="list1101866954" text:style-name="L1">
        <text:list-item>
          <text:p text:style-name="P30">Nom de l’entreprise</text:p>
        </text:list-item>
        <text:list-item>
          <text:p text:style-name="P30">Localisation : adresse, pays, <text:span text:style-name="T11">ville, code postal.</text:span></text:p>
        </text:list-item>
        <text:list-item>
          <text:p text:style-name="P30">Les employés</text:p>
        </text:list-item>
        <text:list-item>
          <text:p text:style-name="P30">Les salles de réunions</text:p>
        </text:list-item>
        <text:list-item>
          <text:p text:style-name="P30">Les horaires de travail</text:p>
        </text:list-item>
        <text:list-item>
          <text:p text:style-name="P33">Numéro de téléphone</text:p>
        </text:list-item>
        <text:list-item>
          <text:p text:style-name="P33">Email</text:p>
        </text:list-item>
        <text:list-item>
          <text:p text:style-name="P33">Donner les rôles dans l’entreprise =&gt; Organisateur de réunion, chef d’équipe, Salariés</text:p>
        </text:list-item>
        <text:list-item>
          <text:p text:style-name="P33">Gestion des services dans l’entreprise =&gt; assigné un nom, un chef, des employés</text:p>
        </text:list-item>
      </text:list>
      <text:p text:style-name="P34"/>
      <text:p text:style-name="P37"><text:soft-page-break/>Les accès aux entreprises(groupe) se font seulement par invitation, les gérants ou une personne ayant les droits dans l’entreprise pourras lui envoyer une invitation pour qu’il rejoigne l’entreprise.</text:p>
      <text:p text:style-name="P38">L’utilisateur pourra se déconnecter via un bouton déconnexion.</text:p>
      <text:p text:style-name="P38">A l’entrer sur le site un message demandera à l’utilisateur si il souhaite recevoir des cookies. Un cookie sera utiliser pour garder les informations de connexion de l’utilisateur pour le garder connecter sur l’application en cas de fermeture.</text:p>
      <text:p text:style-name="Standard">L’application comprendra des permissions : </text:p>
      <text:list xml:id="list2859294731" text:style-name="WWNum2">
        <text:list-item>
          <text:p text:style-name="P1">L’administrateur : <text:span text:style-name="T9">Personne en charge de la maintenance</text:span>.</text:p>
        </text:list-item>
        <text:list-item>
          <text:p text:style-name="P1">Le gérant de l’entreprise : il aura accès à toutes les fonctionnalités de l’application sauf les parties qui sont en maintenance.</text:p>
        </text:list-item>
        <text:list-item>
          <text:p text:style-name="P1">Organisateur : hérite des droits du salarié et peut créer une réunion.</text:p>
        </text:list-item>
        <text:list-item>
          <text:p text:style-name="P7">Chef d ‘équipe : Aura accès au réunion que sont équipes a assister ou au réunion de son département (pôles services).</text:p>
        </text:list-item>
        <text:list-item>
          <text:p text:style-name="P1">Le salarié : Aura un accès restreint pourra assister à des réunions <text:span text:style-name="T9">et visualiser les réunion lié à son département</text:span>.</text:p>
        </text:list-item>
        <text:list-item>
          <text:p text:style-name="P1">Invité : c’est une personne qui n’est pas inscrit mais peut participer à une réunion.</text:p>
        </text:list-item>
      </text:list>
      <text:p text:style-name="Standard"/>
      <text:p text:style-name="Standard"><text:span text:style-name="T2">L’application se découpe en 3 parties :</text:span></text:p>
      <text:p text:style-name="Standard"><text:span text:style-name="T3">La partie pré-réunion (Avant la réunion) : </text:span></text:p>
      <text:list xml:id="list236149778" text:style-name="WWNum6">
        <text:list-item>
          <text:p text:style-name="P2">La planification de la réunion : </text:p>
        </text:list-item>
      </text:list>
      <text:p text:style-name="List_20_Paragraph">Le gérant ou les organisateurs pourront créer une réunion via une interface de réunion qui comprendra un formulaire avec plusieurs champs :</text:p>
      <text:list xml:id="list1057563440" text:style-name="WWNum7">
        <text:list-item>
          <text:p text:style-name="P3">La date et l’heure de la réunion =&gt; un input DatePicker et un input timePicker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25"><text:s/><text:tab/> <text:span text:style-name="T8">Prévoir un contrôle sur les horaires de l’entreprise et afficher si la réunion à lieu en dehors <text:tab/>du temps de travail habituel . Permettre de faire une réunion en dehors de ces horaires si <text:tab/>l’organisateur le souhaite.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">Le temps prévu =&gt; input type text</text:p>
        </text:list-item>
        <text:list-item>
          <text:p text:style-name="P8">Type de réunion =&gt; radio bouton présentiel/distance/les 2</text:p>
        </text:list-item>
        <text:list-item>
          <text:p text:style-name="P4">Le lieu =&gt; input type <text:span text:style-name="T11">select</text:span> : <text:span text:style-name="T9">si présentiel numéro de salle</text:span></text:p>
          <text:list>
            <text:list-header>
              <text:p text:style-name="P4"><text:span text:style-name="T9"><text:s text:c="4"/>input type </text:span><text:span text:style-name="T11">texte</text:span><text:span text:style-name="T9"> : si </text:span><text:span text:style-name="T10">distance le lien de la réunion </text:span></text:p>
              <text:p text:style-name="P4"><text:span text:style-name="T10"><text:s text:c="4"/>ou si </text:span><text:span text:style-name="T11">présentiel et distance</text:span><text:span text:style-name="T10"> </text:span><text:span text:style-name="T11">input type texte et select</text:span></text:p>
            </text:list-header>
          </text:list>
        </text:list-item>
        <text:list-item>
          <text:p text:style-name="P3">Le titre =&gt; input type text</text:p>
        </text:list-item>
        <text:list-item>
          <text:p text:style-name="P3">L’organisateur de cette réunion =&gt; input type select <text:span text:style-name="T11">sur les organisateurs de l’entreprise ou </text:span></text:p>
        </text:list-item>
        <text:list-item>
          <text:p text:style-name="P3">Une liste des tâches à effectuer avant/pendant la réunion.</text:p>
        </text:list-item>
      </text:list>
      <text:p text:style-name="P16"><text:span text:style-name="T7">Un tableau comportant les noms des taches (input type text), la description (input type text), la personne affectée (input type select), <text:s/>et l’état de cette tâche (input type select).</text:span></text:p>
      <text:list xml:id="list151050283761150" text:continue-numbering="true" text:style-name="WWNum7">
        <text:list-item>
          <text:p text:style-name="P3">La liste des participants <text:s/>=&gt; input de type select et un bouton pour ajouter et donc qui remplit une liste.<text:line-break/>Cette liste comportera différents champs : <text:line-break/>- Le nom et prénom du participant</text:p>
        </text:list-item>
        <text:list-item>
          <text:p text:style-name="P3">Le rôle de celui-ci dans la réunion (Le ma<text:span text:style-name="T10">î</text:span>tre de conférence, le rédacteur de compte rendu, le participant, l’invité, le signataire) <text:s/></text:p>
        </text:list-item>
      </text:list>
      <text:p text:style-name="P39"><text:soft-page-break/><text:span text:style-name="T7">Si une personne n’est pas enregistrée dans le select on peut ajouter le mail dans un input et de l’ajouter à la liste il aura donc le rôle invité.</text:span></text:p>
      <text:p text:style-name="P39">A l’envoi de ce formulaire, il faudra alimenter les tables de la base de données ainsi qu’envoyer un mail d’invitation à toutes les personnes invitées.</text:p>
      <text:p text:style-name="Standard"/>
      <text:list xml:id="list151050239339952" text:continue-list="list236149778" text:style-name="WWNum6">
        <text:list-item>
          <text:p text:style-name="P2">L’ordre du jour sera rempli pendant la planification, il comporte : </text:p>
        </text:list-item>
      </text:list>
      <text:list xml:id="list1809432984" text:style-name="WWNum10">
        <text:list-item>
          <text:p text:style-name="P5">Il doit comprendre différentes <text:span text:style-name="T12">sujets</text:span> de la réunion =&gt; input type text</text:p>
        </text:list-item>
        <text:list-item>
          <text:p text:style-name="P5">Et la durée liée à ce <text:span text:style-name="T12">sujet</text:span> =&gt; input type text </text:p>
        </text:list-item>
        <text:list-item>
          <text:p text:style-name="P5">Il y aura la possibilité de choisir la durée en pourcentage ou en minutes. =&gt; input de type radio bouton</text:p>
        </text:list-item>
      </text:list>
      <text:p text:style-name="P40"><text:span text:style-name="T7">Il faudra donc faire des tests sur la durée des sujets de discussions, la somme ne devra pas être supérieure au temps de la réunion.</text:span></text:p>
      <text:list xml:id="list1297060434" text:style-name="WWNum12">
        <text:list-item>
          <text:p text:style-name="P18">L’ordre du jour et tous les documents liés à cette réunion seront envoyés à toutes les personnes conviées à la réunion une fois la planification terminée</text:p>
          <text:p text:style-name="P18"/>
        </text:list-item>
        <text:list-item>
          <text:p text:style-name="P20">Si cette réunion est supprimer alors un mail est envoyé à toutes les personnes concernés par celle-ci pour signaler qu’elle est annulé.</text:p>
        </text:list-item>
      </text:list>
      <text:p text:style-name="P19"/>
      <text:list xml:id="list151050451692695" text:continue-numbering="true" text:style-name="WWNum12">
        <text:list-item>
          <text:p text:style-name="P20">Si cette réunion est modifier alors un mail sera envoyé <text:span text:style-name="T13">suivant les modifications au personnes concernées et si l’organisateur le souhaite :</text:span></text:p>
        </text:list-item>
      </text:list>
      <text:list xml:id="list557305418" text:style-name="L2">
        <text:list-item>
          <text:p text:style-name="P21">Modification des intervenants =&gt; Mail prévenant que les intervenants ont changés <text:span text:style-name="T14">à toutes les personnes invitées. </text:span></text:p>
        </text:list-item>
        <text:list-item>
          <text:p text:style-name="P21">Modification des personnes présentes (hors intervenant) =&gt; Envoi de mail récapitulatif de la réunion à la/les personne(s) qui a/ont rejoint</text:p>
        </text:list-item>
        <text:list-item>
          <text:p text:style-name="P22">Autres modification (ex : lieux, heure, etc …) =&gt; Mail prévenant toutes les personnes invitées des modifications.</text:p>
        </text:list-item>
      </text:list>
      <text:list xml:id="list3815286679" text:style-name="L4">
        <text:list-header>
          <text:p text:style-name="P43"/>
        </text:list-header>
      </text:list>
      <text:list xml:id="list151050436460689" text:continue-list="list151050451692695" text:style-name="WWNum12">
        <text:list-item>
          <text:p text:style-name="P23">Gestion de réception de mail =&gt; Si le mail n’est pas parvenue à la personne, alors l’organisateur reçoit une notification qui lui indique qui ne la pas reçu et donc lui permettre de lui en renvoyer un.</text:p>
          <text:p text:style-name="P18"/>
        </text:list-item>
        <text:list-item>
          <text:p text:style-name="P18">Dans cette interface, l’organisateur pourra téléverser tous les fichiers qu’il veut apporter pour la réunion.</text:p>
        </text:list-item>
      </text:list>
      <text:p text:style-name="P41"/>
      <text:list xml:id="list151049352097587" text:continue-numbering="true" text:style-name="WWNum12">
        <text:list-item>
          <text:p text:style-name="P18">Les utilisateurs conviés à la réunion pourront voir depuis leur espace la réunion planifiée ainsi que tous les éléments associés, fichiers, etc.</text:p>
          <text:p text:style-name="P18"/>
        </text:list-item>
        <text:list-item>
          <text:p text:style-name="P18">Les fichiers seront munis d’un lien hypertexte pour accéder à celui-ci.</text:p>
        </text:list-item>
      </text:list>
      <text:p text:style-name="P41"/>
      <text:list xml:id="list151049057755243" text:continue-numbering="true" text:style-name="WWNum12">
        <text:list-item>
          <text:p text:style-name="P18">Un mail de rappel sera envoyé 48h avant la réunion aux personnes qui ont n’ont pas répondu ou qui ont accepté avant la date de la réunion. </text:p>
          <text:p text:style-name="P18"><text:span text:style-name="T7">Les personnes qui ont décliné l’invitation ne recevront pas ce mail.</text:span></text:p>
        </text:list-item>
      </text:list>
      <text:p text:style-name="P42"/>
      <text:list xml:id="list151049051843352" text:continue-numbering="true" text:style-name="WWNum12">
        <text:list-item>
          <text:p text:style-name="P18">Les personnes conviées à cette réunion pourront depuis leur espace personnel, avant <text:span text:style-name="T15">et pendant </text:span>la réunion, poser des questions qui seront traitées.</text:p>
        </text:list-item>
      </text:list>
      <text:p text:style-name="List_20_Paragraph"><text:soft-page-break/></text:p>
      <text:list xml:id="list151050411368311" text:continue-numbering="true" text:style-name="WWNum12">
        <text:list-item>
          <text:p text:style-name="P6">Le fichier du compte rendu sera généré, <text:span text:style-name="T16">stocké dans la liste des fichiers</text:span> <text:span text:style-name="T15">et envoyé par mail</text:span> à la personne qui devra compléter ce compte rendu <text:span text:style-name="T15">pendant la réunion</text:span>. <text:span text:style-name="T15">Il sera possible de consulter ce document </text:span><text:span text:style-name="T16">dans la liste des fichiers liés avec la réunion.</text:span></text:p>
        </text:list-item>
      </text:list>
      <text:p text:style-name="P41"/>
      <text:p text:style-name="P41"/>
      <text:p text:style-name="Standard"><text:span text:style-name="T3">La partie déroulement de la réunion (Pendant la réunion) : </text:span></text:p>
      <text:list xml:id="list3192865484" text:style-name="WWNum13">
        <text:list-item>
          <text:p text:style-name="P10">Une liste des participants qui ont acceptés sont affichés. =&gt; le nom et prénom de participants et leur rôle de réunion.</text:p>
        </text:list-item>
      </text:list>
      <text:p text:style-name="P14"/>
      <text:list xml:id="list151050724086453" text:continue-numbering="true" text:style-name="WWNum13">
        <text:list-item>
          <text:p text:style-name="P10">Chaque partie sera affichée à l’écran ainsi qu’un timer indicatif de la réunion.</text:p>
        </text:list-item>
      </text:list>
      <text:p text:style-name="P9">L’organisateur cochera le titre de la partie pour indique que cette partie de la conférence est finie.</text:p>
      <text:p text:style-name="P9"/>
      <text:list xml:id="list151049818097302" text:continue-numbering="true" text:style-name="WWNum13">
        <text:list-item>
          <text:p text:style-name="P10">Affichage des tâches qui ont été établie lors de la planification de la réunion ainsi que l’état de celles-ci.</text:p>
        </text:list-item>
      </text:list>
      <text:p text:style-name="P44"><text:span text:style-name="T7">L’organisateur pourra mettre à jour l’état des taches qui sont affecté à cette réunion.</text:span></text:p>
      <text:list xml:id="list151050673751059" text:continue-numbering="true" text:style-name="WWNum13">
        <text:list-item>
          <text:p text:style-name="P10">Un éditeur de texte devra être intégré pour permettre à chaque participant de prendre des notes et de les télécharger quand il le souhaite pendant la réunion.</text:p>
        </text:list-item>
      </text:list>
      <text:p text:style-name="P9"/>
      <text:list xml:id="list151049164510591" text:continue-numbering="true" text:style-name="WWNum13">
        <text:list-item>
          <text:p text:style-name="P10">Un système de vote devra être intégré pour permettre à l’organisateur de créer un sondage dans le chat.</text:p>
        </text:list-item>
      </text:list>
      <text:p text:style-name="P45"><text:span text:style-name="T7">Les participants pourront voter anonymement en cliquant sur les propositions.</text:span></text:p>
      <text:p text:style-name="P24"><text:span text:style-name="T7">NB : Tous les participants pourront écrire dans le chat.</text:span></text:p>
      <text:p text:style-name="P15"/>
      <text:list xml:id="list151050869100659" text:continue-numbering="true" text:style-name="WWNum13">
        <text:list-item>
          <text:p text:style-name="P10">Tous les participants pourront télécharger les documents téléversés pendant la planification de la réunion dans un espace dédié, <text:span text:style-name="T16">de la même manière que dans la partie pre-réunion</text:span>.</text:p>
        </text:list-item>
      </text:list>
      <text:p text:style-name="P47"/>
      <text:list xml:id="list151050741453847" text:continue-numbering="true" text:style-name="WWNum13">
        <text:list-item>
          <text:p text:style-name="P10">Un bouton pourra permettre à l’organisateur de mettre fin à une réunion.</text:p>
        </text:list-item>
      </text:list>
      <text:p text:style-name="P46"><text:span text:style-name="T7">Cette réunion ne se met fin que si les signataires prévus auront signés OU l’organisateur pourra forcer l’arrêt de celle-ci avec un bouton forcer l’arrêt dans le cas où les signataires sont absents ou il y a des complications lors de la réunion.</text:span></text:p>
      <text:p text:style-name="P28"><text:bookmark text:name="_GoBack"/></text:p>
      <text:p text:style-name="Standard"><text:span text:style-name="T3">La partie post-réunion (Après la réunion) : </text:span></text:p>
      <text:p text:style-name="Standard"><text:span text:style-name="T3"/></text:p>
      <text:list xml:id="list3032143540" text:style-name="WWNum14">
        <text:list-item>
          <text:p text:style-name="P11">Archivage de la réunion, tous les fichiers liés à cette réunion seront archivés.</text:p>
          <text:p text:style-name="P11"/>
        </text:list-item>
        <text:list-item>
          <text:p text:style-name="P12">Possibilité d’ajout de documents après la réunion de la même manière que lors de la pré-réunion et pendant la réunion.</text:p>
          <text:p text:style-name="P11"/>
        </text:list-item>
        <text:list-item>
          <text:p text:style-name="P11"><text:soft-page-break/>Les personnes inscrites sur l’application pourront rechercher des documents ou des réunions <text:s/>via leur espace selon des critères bien précis.</text:p>
        </text:list-item>
      </text:list>
      <text:p text:style-name="P9"><text:span text:style-name="T7">Exemple : par date, par participants, par titre, par organisateur,etc…</text:span></text:p>
      <text:p text:style-name="P9"/>
      <text:list xml:id="list151049215402986" text:continue-numbering="true" text:style-name="WWNum14">
        <text:list-item>
          <text:p text:style-name="P13">Les utilisateurs pourront avoir accès aux réunions liées à leurs services</text:p>
          <text:p text:style-name="P13"/>
        </text:list-item>
        <text:list-item>
          <text:p text:style-name="P11"><text:span text:style-name="T17">U</text:span>ne interface qui regroupera toutes les statistiques des ou d’une réunion, les temps de réunion, résultats de sondages, nombre de personnes en moyenne, le taux de personnes qui ont refusé.</text:p>
          <text:p text:style-name="P11"/>
        </text:list-item>
        <text:list-item>
          <text:p text:style-name="P11">L’organisateur pourra mettre en place les actions à effectuer suite à la réunion sous forme de liste avec les personnes liées à cette action, l’état de l’action.</text:p>
          <text:p text:style-name="P11"/>
        </text:list-item>
        <text:list-item>
          <text:p text:style-name="P11">Un tableau de bord analytique qui permettra de voir l’état des actions liés à différentes réunion.</text:p>
        </text:list-item>
      </text:list>
      <text:p text:style-name="P17"/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" svg:font-family="'Lucida Sans'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fo:font-size="12pt" style:font-name-asian="Calibri2" style:font-family-asian="Calibri" style:font-family-generic-asian="system" style:font-pitch-asian="variable" style:font-size-asian="12pt" style:font-name-complex="Calibri2" style:font-family-complex="Calibri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2.514cm"/>
        </style:list-level-properties>
        <style:text-properties style:font-name="Wingdings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3.78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54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24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7.594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64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34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1.404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67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7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1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8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alibri1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2.514cm"/>
        </style:list-level-properties>
        <style:text-properties style:font-name="Wingdings"/>
      </text:list-level-style-bullet>
      <text:list-level-style-bullet text:level="2" text:style-name="ListLabel_20_25" text:bullet-char="o">
        <style:list-level-properties text:list-level-position-and-space-mode="label-alignment">
          <style:list-level-label-alignment text:label-followed-by="listtab" fo:text-indent="-0.635cm" fo:margin-left="3.78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54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24cm"/>
        </style:list-level-properties>
        <style:text-properties style:font-name="Symbol"/>
      </text:list-level-style-bullet>
      <text:list-level-style-bullet text:level="5" text:style-name="ListLabel_20_26" text:bullet-char="o">
        <style:list-level-properties text:list-level-position-and-space-mode="label-alignment">
          <style:list-level-label-alignment text:label-followed-by="listtab" fo:text-indent="-0.635cm" fo:margin-left="7.594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64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34cm"/>
        </style:list-level-properties>
        <style:text-properties style:font-name="Symbol"/>
      </text:list-level-style-bullet>
      <text:list-level-style-bullet text:level="8" text:style-name="ListLabel_20_27" text:bullet-char="o">
        <style:list-level-properties text:list-level-position-and-space-mode="label-alignment">
          <style:list-level-label-alignment text:label-followed-by="listtab" fo:text-indent="-0.635cm" fo:margin-left="11.404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67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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Wingdings"/>
      </text:list-level-style-bullet>
      <text:list-level-style-bullet text:level="2" text:style-name="ListLabel_20_28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9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30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3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0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dmin</meta:initial-creator>
    <meta:editing-cycles>11</meta:editing-cycles>
    <meta:creation-date>2022-01-12T13:09:00</meta:creation-date>
    <dc:date>2022-01-13T15:10:48.610000000</dc:date>
    <meta:editing-duration>PT2H58M30S</meta:editing-duration>
    <meta:generator>LibreOffice/7.1.0.3$Windows_X86_64 LibreOffice_project/f6099ecf3d29644b5008cc8f48f42f4a40986e4c</meta:generator>
    <meta:document-statistic meta:table-count="0" meta:image-count="0" meta:object-count="0" meta:page-count="5" meta:paragraph-count="102" meta:word-count="1555" meta:character-count="9094" meta:non-whitespace-character-count="7675"/>
    <meta:user-defined meta:name="AppVersion">15.0000</meta:user-defined>
    <meta:template xlink:type="simple" xlink:actuate="onRequest" xlink:title="Normal.dotm" xlink:href=""/>
  </office:meta>
</office:document-meta>
</file>